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2B2470C7487.png" manifest:media-type="image/png"/>
  <manifest:file-entry manifest:full-path="Pictures/1000020100000248000001DAF32DFF7E.png" manifest:media-type="image/png"/>
  <manifest:file-entry manifest:full-path="Pictures/10000201000001BE000001C8BAC556C9.png" manifest:media-type="image/png"/>
  <manifest:file-entry manifest:full-path="Pictures/100002010000022E000002189A0F13F9.png" manifest:media-type="image/png"/>
  <manifest:file-entry manifest:full-path="Pictures/10000201000001DE000001841A772BC1.png" manifest:media-type="image/png"/>
  <manifest:file-entry manifest:full-path="Pictures/10000201000003D2000002DCB74BFA14.png" manifest:media-type="image/png"/>
  <manifest:file-entry manifest:full-path="Pictures/100002010000012C000000696A7465C6.png" manifest:media-type="image/png"/>
  <manifest:file-entry manifest:full-path="Pictures/10000201000003E0000001A1F6A73BB4.png" manifest:media-type="image/png"/>
  <manifest:file-entry manifest:full-path="Pictures/1000020100000181000000D744E9A55E.png" manifest:media-type="image/png"/>
  <manifest:file-entry manifest:full-path="Pictures/10000201000003E0000000CA29351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067cm" fo:min-width="11.1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9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10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472cm" fo:min-width="9.812cm" fo:padding-top="0.15cm" fo:padding-bottom="0.15cm" fo:padding-left="0.275cm" fo:padding-right="0.275cm" fo:wrap-option="wrap" draw:shadow-opacity="8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208cm" fo:min-width="8.95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0.497cm" fo:min-width="9.892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127cm" fo:min-width="10.608cm" fo:padding-top="0.15cm" fo:padding-bottom="0.15cm" fo:padding-left="0.275cm" fo:padding-right="0.275cm" fo:wrap-option="wrap" draw:shadow-opacity="80%"/>
    </style:style>
    <style:style style:name="gr1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3.34cm" fo:min-width="7.49cm" fo:padding-top="0.225cm" fo:padding-bottom="0.225cm" fo:padding-left="0.35cm" fo:padding-right="0.35cm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83cc83"/>
      <style:paragraph-properties fo:text-align="center"/>
      <style:text-properties fo: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style:font-size-asian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6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style:font-size-asian="20pt"/>
    </style:style>
    <style:style style:name="P18" style:family="paragraph">
      <loext:graphic-properties draw:fill-color="#ffffff"/>
      <style:text-properties fo:font-size="20pt" style:font-size-asian="20pt"/>
    </style:style>
    <style:style style:name="P19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3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279227" style:font-name="Migu 1C" fo:font-size="32pt" style:font-name-asian="Migu 1C" style:font-size-asian="32pt" style:font-size-complex="32pt"/>
    </style:style>
    <style:style style:name="T16" style:family="text">
      <style:text-properties fo:color="#279227" style:font-name="Migu 1C" fo:font-size="32pt" fo:font-weight="bold" style:font-name-asian="Migu 1C" style:font-size-asian="32pt" style:font-weight-asian="bold" style:font-size-complex="32pt" style:font-weight-complex="bold"/>
    </style:style>
    <style:style style:name="T17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5cm" svg:height="3.143cm" svg:x="0.6cm" svg:y="-0.159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ジャンプするゲームを</text:span><text:span text:style-name="T2"><text:line-break/></text:span><text:span text:style-name="T2">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恐竜をジャンプ！」</text:span></text:p>
          </draw:text-box>
        </draw:frame>
        <draw:frame draw:style-name="gr4" draw:text-style-name="P8" draw:layer="layout" svg:width="12.2cm" svg:height="10.88cm" svg:x="14.78cm" svg:y="8.12cm">
          <draw:text-box>
            <text:p><text:span text:style-name="T5">●</text:span><text:span text:style-name="T5">スペースキーを押すとコウモリがジャンプする</text:span></text:p>
            <text:p><text:span text:style-name="T5">●</text:span><text:span text:style-name="T5">帽子にあたると「得点」がふえて「得点」が</text:span><text:span text:style-name="T5">10</text:span><text:span text:style-name="T5">になったらゲームクリア！</text:span></text:p>
            <text:p><text:span text:style-name="T5">●</text:span><text:span text:style-name="T5">恐竜にあたると「</text:span><text:span text:style-name="T5">HP</text:span><text:span text:style-name="T5">」がへって恐竜に３回当たるとゲームオーバーになる</text:span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5117452/#editor" xlink:type="simple">https://scratch.mit.edu/projects/75117452/</text:a></text:span></text:p>
          </draw:text-box>
        </draw:frame>
        <draw:frame draw:style-name="gr6" draw:text-style-name="P3" draw:layer="layout" svg:width="13.192cm" svg:height="9.874cm" svg:x="1.3cm" svg:y="8.526cm">
          <draw:image xlink:href="Pictures/10000201000003D2000002DCB74BFA14.png" xlink:type="simple" xlink:show="embed" xlink:actuate="onLoad">
            <text:p/>
          </draw:image>
        </draw:frame>
        <draw:custom-shape draw:style-name="gr7" draw:text-style-name="P10" draw:layer="layout" svg:width="12.553cm" svg:height="2.501cm" svg:x="14.647cm" svg:y="18.099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1" draw:layer="layout" svg:width="2cm" svg:height="1.136cm" svg:x="13cm" svg:y="19.864cm">
          <draw:text-box>
            <text:p>- 1 -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「恐竜をジャンプ！」の作り方</text:span></text:p>
          </draw:text-box>
        </draw:frame>
        <draw:custom-shape draw:style-name="gr9" draw:text-style-name="P15" draw:layer="layout" svg:width="22.2cm" svg:height="1.8cm" svg:x="2.8cm" svg:y="6.6cm">
          <text:p text:style-name="P14"><text:span text:style-name="T5">コウモリ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3.5cm">
          <text:p text:style-name="P14"><text:span text:style-name="T5">「得点」を数えよ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1.2cm">
          <text:p text:style-name="P14"><text:span text:style-name="T10">帽子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5.8cm">
          <text:p text:style-name="P14"><text:span text:style-name="T5">「</text:span><text:span text:style-name="T5">HP</text:span><text:span text:style-name="T5">（ヒットポイント）」を数えよ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799cm" svg:y="8.901cm">
          <text:p text:style-name="P14"><text:span text:style-name="T5">恐竜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cm" svg:height="1.136cm" svg:x="13cm" svg:y="19.864cm">
          <draw:text-box>
            <text:p>- 2 -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コウモリの動きを作ろう</text:p>
          </draw:text-box>
        </draw:frame>
        <draw:frame draw:style-name="gr8" draw:text-style-name="P11" draw:layer="layout" svg:width="2cm" svg:height="1.136cm" svg:x="13cm" svg:y="19.864cm">
          <draw:text-box>
            <text:p>- 3 -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コウモリの動きを作ろう</text:span></text:p>
          </draw:text-box>
        </draw:frame>
        <draw:custom-shape draw:style-name="gr9" draw:text-style-name="P16" draw:layer="layout" svg:width="22.2cm" svg:height="1.8cm" svg:x="2.8cm" svg:y="6.6cm">
          <text:p text:style-name="P14"><text:span text:style-name="T5"><text:a xlink:href="https://drive.google.com/file/d/0B_BAQSjf1wC0blFua09GdThGakU/view?usp=sharing" xlink:type="simple">ネコのスプライトを消そ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8.8cm">
          <text:p text:style-name="P14"><text:span text:style-name="T5"><text:a xlink:href="https://drive.google.com/file/d/0B_BAQSjf1wC0V01RRzlMX0psSFE/view?usp=sharing" xlink:type="simple">コウモリ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1.1cm">
          <text:p text:style-name="P14"><text:span text:style-name="T5"><text:a xlink:href="https://drive.google.com/file/d/0B_BAQSjf1wC0ZUw5clRFcExFX00/view?usp=sharing" xlink:type="simple">スペースキーを押したらジャンプ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1.4cm" svg:height="1.4cm" svg:x="2.113cm" svg:y="9.00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cm" svg:height="1.136cm" svg:x="13cm" svg:y="19.864cm">
          <draw:text-box>
            <text:p>- 4 -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恐竜の動きを作ろう</text:p>
          </draw:text-box>
        </draw:frame>
        <draw:frame draw:style-name="gr8" draw:text-style-name="P11" draw:layer="layout" svg:width="2cm" svg:height="1.136cm" svg:x="13cm" svg:y="19.864cm">
          <draw:text-box>
            <text:p>- 5 -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恐竜の動きを作ろう</text:span></text:p>
          </draw:text-box>
        </draw:frame>
        <draw:custom-shape draw:style-name="gr9" draw:text-style-name="P15" draw:layer="layout" svg:width="22.2cm" svg:height="1.8cm" svg:x="2.8cm" svg:y="6.6cm">
          <text:p text:style-name="P14"><text:span text:style-name="T5"><text:a xlink:href="https://drive.google.com/file/d/0B_BAQSjf1wC0V01RRzlMX0psSFE/view?usp=sharing" xlink:type="simple">恐竜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8.9cm">
          <text:p text:style-name="P14"><text:span text:style-name="T5"><text:a xlink:href="https://drive.google.com/file/d/0B_BAQSjf1wC0TnNsUW93T1I2SUk/view?usp=sharing" xlink:type="simple">恐竜は左に向かって歩こ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22.2cm" svg:height="1.8cm" svg:x="2.813cm" svg:y="11.101cm">
          <text:p text:style-name="P14"><text:span text:style-name="T10"><text:a xlink:href="https://drive.google.com/file/d/0B_BAQSjf1wC0WkZXN183Nk5nYnc/view?usp=sharing" xlink:type="simple">左端まで行ったら右端へもど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13cm" svg:y="9.00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cm" svg:height="1.136cm" svg:x="13cm" svg:y="19.864cm">
          <draw:text-box>
            <text:p>- 6 -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" presentation:presentation-page-layout-name="AL2T19">
        <draw:frame presentation:style-name="pr6" draw:text-style-name="P21" draw:layer="layout" svg:width="25.199cm" svg:height="3.541cm" svg:x="0.201cm" svg:y="1.93cm" presentation:class="title" presentation:user-transformed="true">
          <draw:text-box>
            <text:p><text:span text:style-name="T13">左端まで行ったら右端へもどろう</text:span></text:p>
          </draw:text-box>
        </draw:frame>
        <draw:frame draw:style-name="gr11" draw:text-style-name="P22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2" draw:text-style-name="P23" draw:layer="layout" svg:width="11.202cm" svg:height="8.612cm" svg:x="14.599cm" svg:y="11.322cm">
            <text:p text:style-name="P14"><text:span text:style-name="T15">恐竜にこんなブロックを作ってみよう！「</text:span><text:span text:style-name="T16"><text:a xlink:href="https://drive.google.com/file/d/0B_BAQSjf1wC0aW9hbF84OTFpRU0/view?usp=sharing" xlink:type="simple">座標（ざひょう）</text:a></text:span><text:span text:style-name="T15">」を使うのがポイントだよ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24" draw:layer="layout" svg:width="11.8cm" svg:height="11.334cm" svg:x="2.199cm" svg:y="8.6cm">
            <draw:image xlink:href="Pictures/100002010000022E000002189A0F13F9.png" xlink:type="simple" xlink:show="embed" xlink:actuate="onLoad">
              <text:p/>
            </draw:image>
          </draw:frame>
        </draw:g>
        <draw:frame draw:style-name="gr8" draw:text-style-name="P11" draw:layer="layout" svg:width="2cm" svg:height="1.136cm" svg:x="13cm" svg:y="19.864cm">
          <draw:text-box>
            <text:p>- 7 -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帽子の動きを作ろう</text:p>
          </draw:text-box>
        </draw:frame>
        <draw:frame draw:style-name="gr8" draw:text-style-name="P11" draw:layer="layout" svg:width="2cm" svg:height="1.136cm" svg:x="13cm" svg:y="19.864cm">
          <draw:text-box>
            <text:p>- 8 -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帽子の動きを作ろう</text:span></text:p>
          </draw:text-box>
        </draw:frame>
        <draw:custom-shape draw:style-name="gr9" draw:text-style-name="P16" draw:layer="layout" svg:width="22.2cm" svg:height="1.8cm" svg:x="2.8cm" svg:y="6.6cm">
          <text:p text:style-name="P14"><text:span text:style-name="T5"><text:a xlink:href="https://drive.google.com/file/d/0B_BAQSjf1wC0V01RRzlMX0psSFE/view?usp=sharing" xlink:type="simple">帽子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8.8cm">
          <text:p text:style-name="P14"><text:span text:style-name="T5"><text:a xlink:href="https://drive.google.com/file/d/0B_BAQSjf1wC0TnNsUW93T1I2SUk/view?usp=sharing" xlink:type="simple">帽子は左に向かって歩こう（恐竜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1.1cm">
          <text:p text:style-name="P14"><text:span text:style-name="T10"><text:a xlink:href="https://drive.google.com/file/d/0B_BAQSjf1wC0WkZXN183Nk5nYnc/view?usp=sharing" xlink:type="simple">左端まで行ったら右端へもどろう（恐竜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cm" svg:height="1.136cm" svg:x="13cm" svg:y="19.864cm">
          <draw:text-box>
            <text:p>- 9 -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得点」を数えよう</text:p>
          </draw:text-box>
        </draw:frame>
        <draw:frame draw:style-name="gr14" draw:text-style-name="P11" draw:layer="layout" svg:width="2.4cm" svg:height="2.021cm" svg:x="12.8cm" svg:y="19.864cm">
          <draw:text-box>
            <text:p>- 10 -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得点」を数えよう</text:span></text:p>
          </draw:text-box>
        </draw:frame>
        <draw:custom-shape draw:style-name="gr9" draw:text-style-name="P16" draw:layer="layout" svg:width="22.2cm" svg:height="1.8cm" svg:x="2.8cm" svg:y="6.6cm">
          <text:p text:style-name="P14"><text:span text:style-name="T5"><text:a xlink:href="https://drive.google.com/file/d/0B_BAQSjf1wC0cXVUZ2NsbUZRa28/view?usp=sharing" xlink:type="simple">変数（へんすう）で「得点」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8.8cm">
          <text:p text:style-name="P14"><text:span text:style-name="T5">コウモリが帽子にあたったら「得点」をふや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1.1cm">
          <text:p text:style-name="P14"><text:span text:style-name="T17">「得点」が５になったら「ゲームクリア」と言お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22.2cm" svg:height="1.8cm" svg:x="2.813cm" svg:y="13.401cm">
          <text:p text:style-name="P14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13cm" svg:y="13.601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4cm" svg:height="2.021cm" svg:x="12.8cm" svg:y="19.865cm">
          <draw:text-box>
            <text:p>- 11 -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" presentation:presentation-page-layout-name="AL2T19">
        <draw:frame presentation:style-name="pr6" draw:text-style-name="P21" draw:layer="layout" svg:width="25.199cm" svg:height="3.541cm" svg:x="0.201cm" svg:y="1.93cm" presentation:class="title" presentation:user-transformed="true">
          <draw:text-box>
            <text:p><text:span text:style-name="T13">コウモリが帽子にあたったら「得点」をふやそう</text:span></text:p>
          </draw:text-box>
        </draw:frame>
        <draw:frame draw:style-name="gr11" draw:text-style-name="P22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5" draw:text-style-name="P23" draw:layer="layout" svg:width="10.204cm" svg:height="7.212cm" svg:x="15.998cm" svg:y="12.2cm">
            <text:p text:style-name="P14"><text:span text:style-name="T15">帽子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24" draw:layer="layout" svg:width="12.6cm" svg:height="10.228cm" svg:x="1.798cm" svg:y="9.157cm">
            <draw:image xlink:href="Pictures/10000201000001DE000001841A772BC1.png" xlink:type="simple" xlink:show="embed" xlink:actuate="onLoad">
              <text:p/>
            </draw:image>
          </draw:frame>
        </draw:g>
        <draw:frame draw:style-name="gr14" draw:text-style-name="P11" draw:layer="layout" svg:width="2.4cm" svg:height="2.021cm" svg:x="12.8cm" svg:y="19.865cm">
          <draw:text-box>
            <text:p>- 12 -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" presentation:presentation-page-layout-name="AL2T19">
        <draw:frame presentation:style-name="pr6" draw:text-style-name="P21" draw:layer="layout" svg:width="25.199cm" svg:height="3.541cm" svg:x="0.201cm" svg:y="1.93cm" presentation:class="title" presentation:user-transformed="true">
          <draw:text-box>
            <text:p><text:span text:style-name="T13">「得点」が５になったら「ゲームクリア」と言おう</text:span></text:p>
          </draw:text-box>
        </draw:frame>
        <draw:frame draw:style-name="gr11" draw:text-style-name="P22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5" draw:text-style-name="P23" draw:layer="layout" svg:width="10.204cm" svg:height="7.212cm" svg:x="15.591cm" svg:y="12.5cm">
            <text:p text:style-name="P14"><text:span text:style-name="T15">コウモリ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24" draw:layer="layout" svg:width="11.387cm" svg:height="11.642cm" svg:x="2.206cm" svg:y="8.458cm">
            <draw:image xlink:href="Pictures/10000201000001BE000001C8BAC556C9.png" xlink:type="simple" xlink:show="embed" xlink:actuate="onLoad">
              <text:p/>
            </draw:image>
          </draw:frame>
        </draw:g>
        <draw:frame draw:style-name="gr14" draw:text-style-name="P11" draw:layer="layout" svg:width="2.4cm" svg:height="2.021cm" svg:x="12.8cm" svg:y="19.865cm">
          <draw:text-box>
            <text:p>- 13 -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HP（ヒットポイント）」を数えよう</text:p>
          </draw:text-box>
        </draw:frame>
        <draw:frame draw:style-name="gr14" draw:text-style-name="P11" draw:layer="layout" svg:width="2.4cm" svg:height="2.021cm" svg:x="12.8cm" svg:y="19.865cm">
          <draw:text-box>
            <text:p>- 14 -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</text:span><text:span text:style-name="T3">HP</text:span><text:span text:style-name="T3">（ヒットポイント）」を数えよう</text:span></text:p>
          </draw:text-box>
        </draw:frame>
        <draw:custom-shape draw:style-name="gr9" draw:text-style-name="P16" draw:layer="layout" svg:width="22.2cm" svg:height="1.8cm" svg:x="2.8cm" svg:y="6.6cm">
          <text:p text:style-name="P14"><text:span text:style-name="T5">変数（へんすう）で「</text:span><text:span text:style-name="T5">HP</text:span><text:span text:style-name="T5">」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8.8cm">
          <text:p text:style-name="P14"><text:span text:style-name="T5">コウモリが恐竜にあたったら「</text:span><text:span text:style-name="T5">HP</text:span><text:span text:style-name="T5">」をへら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draw:layer="layout" svg:width="22.2cm" svg:height="1.8cm" svg:x="2.8cm" svg:y="11.1cm">
          <text:p text:style-name="P14"><text:span text:style-name="T17">「</text:span><text:span text:style-name="T17">HP</text:span><text:span text:style-name="T17">」が０になったら「ゲームオーバー」と言お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22.2cm" svg:height="1.8cm" svg:x="2.813cm" svg:y="13.401cm">
          <text:p text:style-name="P14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13cm" svg:y="13.601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4cm" svg:height="2.021cm" svg:x="12.8cm" svg:y="19.865cm">
          <draw:text-box>
            <text:p>- 15 -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Question01_20_h1" presentation:presentation-page-layout-name="AL2T19">
        <draw:frame presentation:style-name="pr6" draw:text-style-name="P21" draw:layer="layout" svg:width="25.199cm" svg:height="3.541cm" svg:x="0.201cm" svg:y="1.93cm" presentation:class="title" presentation:user-transformed="true">
          <draw:text-box>
            <text:p><text:span text:style-name="T13">コウモリが恐竜にあたったら「</text:span><text:span text:style-name="T13">HP</text:span><text:span text:style-name="T13">」をへらそう</text:span></text:p>
          </draw:text-box>
        </draw:frame>
        <draw:frame draw:style-name="gr11" draw:text-style-name="P22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6" draw:text-style-name="P23" draw:layer="layout" svg:width="11.2cm" svg:height="11.555cm" svg:x="15.526cm" svg:y="8.645cm">
            <text:p text:style-name="P14"><text:span text:style-name="T15">コウモリの中にこんなブロックを足してみよう！</text:span></text:p>
            <text:p text:style-name="P14"><text:span text:style-name="T15">「○に触れたではないまで待つ」はへりすぎを防ぐブロックだよ。</text:span></text:p>
            <draw:enhanced-geometry svg:viewBox="0 0 21600 21600" draw:path-stretchpoint-x="10800" draw:path-stretchpoint-y="10800" draw:text-areas="?f3 ?f4 ?f5 ?f6" draw:type="round-rectangle" draw:modifiers="2497.196261682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24" draw:layer="layout" svg:width="13.7cm" svg:height="11.12cm" svg:x="1.275cm" svg:y="8.862cm">
            <draw:image xlink:href="Pictures/1000020100000248000001DAF32DFF7E.png" xlink:type="simple" xlink:show="embed" xlink:actuate="onLoad">
              <text:p/>
            </draw:image>
          </draw:frame>
        </draw:g>
        <draw:frame draw:style-name="gr14" draw:text-style-name="P11" draw:layer="layout" svg:width="2.4cm" svg:height="2.021cm" svg:x="12.8cm" svg:y="19.865cm">
          <draw:text-box>
            <text:p>- 16 -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draw:frame presentation:style-name="pr6" draw:text-style-name="P21" draw:layer="layout" svg:width="25.199cm" svg:height="3.541cm" svg:x="0.201cm" svg:y="1.93cm" presentation:class="title" presentation:user-transformed="true">
          <draw:text-box>
            <text:p><text:span text:style-name="T13">「</text:span><text:span text:style-name="T13">HP</text:span><text:span text:style-name="T13">」が０になったら「ゲームオーバー」と言おう</text:span></text:p>
          </draw:text-box>
        </draw:frame>
        <draw:frame draw:style-name="gr11" draw:text-style-name="P22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frame draw:style-name="gr13" draw:text-style-name="P24" draw:layer="layout" svg:width="10.547cm" svg:height="12.17cm" svg:x="2.101cm" svg:y="8.03cm">
            <draw:image xlink:href="Pictures/1000020100000256000002B2470C7487.png" xlink:type="simple" xlink:show="embed" xlink:actuate="onLoad">
              <text:p/>
            </draw:image>
          </draw:frame>
          <draw:custom-shape draw:style-name="gr17" draw:text-style-name="P23" draw:layer="layout" svg:width="11.852cm" svg:height="7.121cm" svg:x="14.048cm" svg:y="13.079cm">
            <text:p text:style-name="P14"><text:span text:style-name="T15">コウモリの中にさら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</draw:g>
        <draw:custom-shape draw:style-name="gr18" draw:text-style-name="P24" draw:layer="layout" svg:width="8.6cm" svg:height="4.2cm" svg:x="1.8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.4cm" svg:height="2.021cm" svg:x="12.8cm" svg:y="19.865cm">
          <draw:text-box>
            <text:p>- 17 -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2:57:45.900306000</dc:date>
    <meta:editing-duration>P8DT18H58M56S</meta:editing-duration>
    <meta:editing-cycles>1018</meta:editing-cycles>
    <meta:generator>LibreOffice/4.4.6.3$MacOSX_X86_64 LibreOffice_project/e8938fd3328e95dcf59dd64e7facd2c7d67c704d</meta:generator>
    <meta:document-statistic meta:object-count="212"/>
  </office:meta>
</office:document-meta>
</file>